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Environment.getDefaultSession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vironmen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vironment.sendStatus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vironment.tryResetRespons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ortletEnvironment.permanentRedirect( boolean sessionmode , String new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vironment.setStatu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Environment.setResponseIs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Environment.redirect( boolean sessionmode , String newUR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ortletEnvironment.PortletEnvironment( String servletPath , String pathInfo , String uri , String root , javax . portlet . ActionRequest request , javax . portlet . ActionResponse response , PortletContext portletContext , Context context , String containerEncoding , String defaultFormEncoding , int defaultSession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rtletEnvironment.setContentLength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Environment.isEx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vironment.initObjectModel( javax . portlet . PortletRequest portletRequest , javax . portlet . PortletResponse portletResponse , PortletContext port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Environment.isResponseModified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vironment.getOutputStream( final int buffer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Environment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Environment.hasRedir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vironment.PortletEnvironment( String servletPath , String pathInfo , String uri , String root , javax . portlet . RenderRequest request , javax . portlet . RenderResponse response , PortletContext portletContext , Context context , String containerEncoding , String defaultFormEncoding , int defaultSession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